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enarios</text:h>
      <text:h text:style-name="Heading_20_2" text:outline-level="2">Korta scenarios</text:h>
      <text:h text:style-name="P4" text:outline-level="3">Användningsfall 5: Se medlemmar med obetalda avgifter</text:h>
      <text:p text:style-name="P1">Kassören efterfrågar en lista med medlemmar som ligger efter i sina betalningar. Systemet returnerar listan med medlemmarna och hur mycket de är skyldiga.</text:p>
      <text:p text:style-name="P1"/>
      <text:h text:style-name="P4" text:outline-level="3">Användningsfall 9: Hitta medlem och båt i register</text:h>
      <text:p text:style-name="P1">Sekreteraren vill ha information om en specifik medlem och dess båt. Sekreteraren skriver in ett namn och systemet returnerar information om medlemmen och båten.</text:p>
      <text:p text:style-name="Text_20_body"/>
      <text:h text:style-name="P5" text:outline-level="2">Detaljerat scenario - Användningsfall 2: Ändra nuvarande båtplats</text:h>
      <text:h text:style-name="Heading_20_3" text:outline-level="3"><text:span text:style-name="T1">Huvudscenario</text:span></text:h>
      <text:list xml:id="list1591574993910207497" text:style-name="L1">
        <text:list-item>
          <text:p text:style-name="P2"><text:span text:style-name="T1">Startar när medlemmen vill boka båtplats.</text:span></text:p>
        </text:list-item>
        <text:list-item>
          <text:p text:style-name="P2"><text:span text:style-name="T1">Systemet frågar medlemmen efter båtens registreringsnummer.</text:span></text:p>
        </text:list-item>
        <text:list-item>
          <text:p text:style-name="P2"><text:span text:style-name="T1">Medlemmen skriver in registreringsnumret och skickar det till systemet.</text:span></text:p>
        </text:list-item>
        <text:list-item>
          <text:p text:style-name="P2"><text:span text:style-name="T1">Systemet skickar registreringsnumret till nationella båtregistret och frågar efter uppgifter om båten.</text:span></text:p>
        </text:list-item>
        <text:list-item>
          <text:p text:style-name="P2"><text:span text:style-name="T1">Nationella båtförbundet returnerar detaljerad information om båten.</text:span></text:p>
        </text:list-item>
        <text:list-item>
          <text:p text:style-name="P2"><text:span text:style-name="T1">Systemet jämför båten med båtplatserna i databasen och skickar en lista med möjliga och lediga båtplatser till användaren.</text:span></text:p>
        </text:list-item>
        <text:list-item>
          <text:p text:style-name="P2"><text:span text:style-name="T1">Användaren väljer en båtplats som verkar bra.</text:span></text:p>
        </text:list-item>
        <text:list-item>
          <text:p text:style-name="P2"><text:span text:style-name="T1">Systemet ber om en bekräftelse, och kontrollerar så att användaren har läst igenom alla regler för att hyra platsen.</text:span></text:p>
        </text:list-item>
        <text:list-item>
          <text:p text:style-name="P2"><text:span text:style-name="T1">Användaren bekräftar och accepterar.</text:span></text:p>
        </text:list-item>
        <text:list-item>
          <text:p text:style-name="P2"><text:span text:style-name="T1">Systemet registrerar att båtplatsen nu är bokad av medlemmen med båten.</text:span></text:p>
        </text:list-item>
      </text:list>
      <text:p text:style-name="Text_20_body"><text:span text:style-name="T1"/></text:p>
      <text:h text:style-name="Heading_20_3" text:outline-level="3"><text:span text:style-name="T1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09T14:59:43.23</meta:creation-date>
    <dc:date>2013-12-09T15:51:08.48</dc:date>
    <dc:creator>Henrik Gabrielsson</dc:creator>
    <meta:editing-duration>PT50M58S</meta:editing-duration>
    <meta:editing-cycles>64</meta:editing-cycles>
    <meta:generator>OpenOffice/4.0.1$Win32 OpenOffice.org_project/401m5$Build-9714</meta:generator>
    <meta:document-statistic meta:table-count="0" meta:image-count="0" meta:object-count="0" meta:page-count="1" meta:paragraph-count="18" meta:word-count="183" meta:character-count="1270"/>
  </office:meta>
</office:document-meta>
</file>